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Hauuuuuuuu, au auu... oh, nooo...
I-I'm gonna buuurst!!)</text:p>
          </table:table-cell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 office:value-type="string">
            <text:p>(Pee pee pee pee pee...!! Gonna pee myself
gonna pee myself gonna pee myseeeelf!!)</text:p>
          </table:table-cell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 office:value-type="string">
            <text:p>(No more, bathroom, I wanna go to the
bathroooom!! Toilet!! Gimme a toileeet!!)</text:p>
          </table:table-cell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 office:value-type="string">
            <text:p>Hawawaaaaaaauuuu!! This is really really
really baaaaaaad!!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 office:value-type="string">
            <text:p>I-It's gonna... no... i-it's gonna come...
ooouuuuuut!!</text:p>
          </table:table-cell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 office:value-type="string">
            <text:p>V-Visti!! Vistiiiii!! Hey, Visti!!!</text:p>
          </table:table-cell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Right here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 can't... no... 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 office:value-type="string">
            <text:p>The thing you said before, m-make it... hurry...</text:p>
          </table:table-cell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 office:value-type="string">
            <text:p>Blanche, please disassemble one of those
wooden crates and make a toilet seat. I
shall dig a hole.</text:p>
          </table:table-cell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 office:value-type="string">
            <text:p>And be quick about it.</text:p>
          </table:table-cell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kaaay! Just hold it a little longer, Carat-
sama! Eheh!</text:p>
          </table:table-cell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 office:value-type="string">
            <text:p>Then 683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urry... p-pleas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